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4c7dc"/>
    </style:style>
    <style:style style:name="P3" style:family="paragraph" style:parent-style-name="Text_20_body">
      <style:text-properties fo:background-color="transparent"/>
    </style:style>
    <style:style style:name="T1" style:family="text">
      <style:text-properties officeooo:rsid="0029f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f3fc339-7fff-b415-447d-711248afaca9"/>============================</text:p>
      <text:p text:style-name="P3"/>
      <text:p text:style-name="P1">Dit keer stel ik geheel geen functionele eisen vast. Ik zal alleen verzoeken om .... technische eisen.</text:p>
      <text:p text:style-name="P3"/>
      <text:p text:style-name="P1">De technische eisen zijn:</text:p>
      <text:p text:style-name="P2">1. Je moet minstens 7 klassen hebben. 1 daarvan moet abstract zijn. Elke klasse moet zijn eigen verantwoordelijkheid hebben.</text:p>
      <text:p text:style-name="P1">2. Er moeten in je programma minstens 2 interfaces zijn.</text:p>
      <text:p text:style-name="P2">3. 80 % van de methoden moet een ander returntype hebben dan void.</text:p>
      <text:p text:style-name="P2">4. 40 % van de parameters moet van een KlasseType zijn (Strings worden niet meegeteld).</text:p>
      <text:p text:style-name="P1">5. Minstens 7 keer zal de interface of het returntype of het parametertype moeten zijn.</text:p>
      <text:p text:style-name="P2">6. Er zal zelf een Exception-klasse gemaakt moeten worden. <text:span text:style-name="T1">= InvalidInputException</text:span></text:p>
      <text:p text:style-name="P2">7. Een Exception zal minstens 3 keer gethrowd moeten worden in je programma. <text:span text:style-name="T1">= zie Class Validator</text:span></text:p>
      <text:p text:style-name="P2">8. In je programma moet een constructor een keer worden overload. <text:span text:style-name="T1">= Zie class Floor</text:span></text:p>
      <text:p text:style-name="P2">9. In je programma moet een constructor een keer worden geredirect. <text:span text:style-name="T1">= Zie class Floor</text:span></text:p>
      <text:p text:style-name="P1">10. Je zult minstens 4 methoden moeten overriden</text:p>
      <text:p text:style-name="P2">11. Minstens 1 overridden methode moet een Exception throwsen. <text:span text:style-name="T1">= Zie ItemController returnObj</text:span></text:p>
      <text:p text:style-name="P2">12. 1 constructor moet een exception throwen. <text:span text:style-name="T1">= Zie Item Constructor</text:span></text:p>
      <text:p text:style-name="P2">13. Gebruik alleen native java, en het moet een console applicatie zijn <text:span text:style-name="T1">= Aan voldaan</text:span></text:p>
      <text:p text:style-name="P3"/>
      <text:p text:style-name="P1">============================</text:p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3T13:47:05.185000000</meta:creation-date>
    <dc:date>2020-06-26T17:24:26.254000000</dc:date>
    <meta:editing-duration>PT6H15M8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8" meta:word-count="200" meta:character-count="1246" meta:non-whitespace-character-count="1062"/>
  </office:meta>
</office:document-meta>
</file>